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7cm" fo:min-width="0.56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T1" style:family="text">
      <style:text-properties fo:color="#000000" style:font-name="Liberation Sans2" fo:font-size="16.1000003814697pt" fo:font-weight="bold" style:font-size-asian="16.1000003814697pt" style:font-name-complex="Liberation Sans2" style:font-size-complex="16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9cm" svg:height="29.702cm" svg:x="0cm" svg:y="0cm" svg:viewBox="0 0 20990 29703" draw:points="0,0 20990,0 20990,29703 0,29703">
          <text:p/>
        </draw:polygon>
        <draw:frame draw:style-name="gr2" draw:text-style-name="P3" draw:layer="layout" svg:width="3.533cm" svg:height="0.632cm" svg:x="2.004cm" svg:y="2.442cm">
          <draw:text-box>
            <text:p text:style-name="P2"><text:span text:style-name="T1">Dummy PDF </text:span></text:p>
          </draw:text-box>
        </draw:frame>
        <draw:frame draw:style-name="gr2" draw:text-style-name="P3" draw:layer="layout" svg:width="1.141cm" svg:height="0.632cm" svg:x="2.004cm" svg:y="3.074cm">
          <draw:text-box>
            <text:p text:style-name="P2"><text:span text:style-name="T1">file2</text:span></text:p>
          </draw:text-box>
        </draw:frame>
        <draw:frame draw:style-name="gr2" draw:text-style-name="P3" draw:layer="layout" svg:width="3.533cm" svg:height="0.632cm" svg:x="2.053cm" svg:y="6.587cm">
          <draw:text-box>
            <text:p text:style-name="P2"><text:span text:style-name="T1">Dummy PDF </text:span></text:p>
          </draw:text-box>
        </draw:frame>
        <draw:frame draw:style-name="gr2" draw:text-style-name="P3" draw:layer="layout" svg:width="1.141cm" svg:height="0.632cm" svg:x="2.053cm" svg:y="7.219cm">
          <draw:text-box>
            <text:p text:style-name="P2"><text:span text:style-name="T1">file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7T09:41:08.200562657</dc:date>
    <meta:editing-duration>PT28S</meta:editing-duration>
    <meta:editing-cycles>1</meta:editing-cycles>
    <meta:document-statistic meta:object-count="5"/>
    <meta:generator>LibreOffice/6.4.7.2$Linux_X86_64 LibreOffice_project/40$Build-2</meta:generator>
  </office:meta>
</office:document-meta>
</file>